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5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1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2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3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4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5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6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7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8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39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40" style:family="text">
      <style:text-properties fo:font-size="11.00pt" fo:font-weight="normal" fo:font-family="'Arial MT'" style:font-family-asian="'Arial MT'" style:font-family-complex="'Arial MT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53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54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70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71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96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97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98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99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180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181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4.50pt" fo:font-weight="bold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29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30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31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32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5.50pt" fo:font-weight="bold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52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53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70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71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14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15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16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33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34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35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36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61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62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63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92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93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94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95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96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97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bold" fo:font-family="Calibri" style:font-family-asian="Calibri" style:font-family-complex="Calibri" fo:background-color="transparent" fo:color="#2c2828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177.10pt" fo:text-indent="1.90pt" fo:margin-right="182.20pt" fo:margin-top="3.45pt"/>
    </style:style>
    <style:style style:name="P2" style:family="paragraph">
      <style:paragraph-properties fo:line-height="100.00%" fo:text-align="left" fo:margin-left="6.45pt" fo:text-indent="0.00pt">
        <style:tab-stops>
          <style:tab-stop style:position="246.60pt"/>
          <style:tab-stop style:position="52627.95pt" style:leader-style="dotted"/>
        </style:tab-stops>
      </style:paragraph-properties>
    </style:style>
    <style:style style:name="P3" style:family="paragraph">
      <style:paragraph-properties fo:line-height="100.00%" fo:text-align="center" fo:margin-left="91.80pt" fo:text-indent="0.00pt" fo:margin-right="91.30pt" fo:margin-top="0.60pt"/>
    </style:style>
    <style:style style:name="P4" style:family="paragraph">
      <style:paragraph-properties fo:line-height="100.00%" fo:text-align="center" fo:margin-left="74.75pt" fo:text-indent="0.00pt" fo:margin-right="74.30pt" fo:margin-top="0.60pt"/>
    </style:style>
    <style:style style:name="P5" style:family="paragraph">
      <style:paragraph-properties fo:line-height="100.00%" fo:text-align="left" fo:margin-left="6.45pt" fo:text-indent="0.00pt">
        <style:tab-stops>
          <style:tab-stop style:position="246.60pt"/>
          <style:tab-stop style:position="52627.95pt" style:leader-style="dotted"/>
        </style:tab-stops>
      </style:paragraph-properties>
    </style:style>
    <style:style style:name="P6" style:family="paragraph">
      <style:paragraph-properties fo:line-height="100.00%" fo:text-align="left" fo:margin-left="6.45pt" fo:text-indent="0.00pt">
        <style:tab-stops>
          <style:tab-stop style:position="246.60pt"/>
          <style:tab-stop style:position="52627.95pt" style:leader-style="dotted"/>
        </style:tab-stops>
      </style:paragraph-properties>
    </style:style>
    <style:style style:name="P7" style:family="paragraph">
      <style:paragraph-properties fo:line-height="100.00%" fo:text-align="center" fo:margin-left="91.80pt" fo:text-indent="0.00pt" fo:margin-right="91.30pt"/>
    </style:style>
    <style:style style:name="P8" style:family="paragraph">
      <style:paragraph-properties fo:line-height="100.00%" fo:text-align="center" fo:margin-left="74.75pt" fo:text-indent="0.00pt" fo:margin-right="74.70pt"/>
    </style:style>
    <style:style style:name="P9" style:family="paragraph">
      <style:paragraph-properties fo:line-height="100.00%" fo:text-align="left" fo:margin-left="6.45pt" fo:text-indent="0.00pt">
        <style:tab-stops>
          <style:tab-stop style:position="246.60pt"/>
          <style:tab-stop style:position="52627.95pt" style:leader-style="dotted"/>
        </style:tab-stops>
      </style:paragraph-properties>
    </style:style>
    <style:style style:name="P10" style:family="paragraph">
      <style:paragraph-properties fo:line-height="100.00%" fo:text-align="left" fo:margin-left="6.45pt" fo:text-indent="0.00pt">
        <style:tab-stops>
          <style:tab-stop style:position="246.60pt"/>
          <style:tab-stop style:position="52627.95pt" style:leader-style="dotted"/>
        </style:tab-stops>
      </style:paragraph-properties>
    </style:style>
    <style:style style:name="P11" style:family="paragraph">
      <style:paragraph-properties fo:line-height="100.00%" fo:text-align="left" fo:margin-top="0.05pt"/>
    </style:style>
    <style:style style:name="P12" style:family="paragraph">
      <style:paragraph-properties fo:line-height="100.00%" fo:text-align="center" fo:margin-left="92.25pt" fo:text-indent="0.00pt" fo:margin-right="91.30pt"/>
    </style:style>
    <style:style style:name="P13" style:family="paragraph">
      <style:paragraph-properties fo:line-height="100.00%" fo:text-align="left" fo:margin-left="18.20pt" fo:text-indent="0.00pt" fo:margin-right="72.65pt"/>
    </style:style>
    <style:style style:name="P14" style:family="paragraph">
      <style:paragraph-properties fo:line-height="100.00%" fo:text-align="left" fo:margin-left="6.45pt" fo:text-indent="0.00pt">
        <style:tab-stops>
          <style:tab-stop style:position="246.60pt"/>
          <style:tab-stop style:position="52627.95pt" style:leader-style="dotted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top="0.50pt"/>
    </style:style>
    <style:style style:name="P1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8" style:family="paragraph">
      <style:paragraph-properties fo:line-height="100.00%" fo:text-align="left" fo:margin-left="6.45pt" fo:text-indent="0.00pt" fo:margin-top="2.95pt"/>
    </style:style>
    <style:style style:name="P19" style:family="paragraph">
      <style:paragraph-properties fo:line-height="100.00%" fo:text-align="left" fo:margin-left="5.25pt" fo:text-indent="0.00pt" fo:margin-top="2.95pt"/>
    </style:style>
    <style:style style:name="P20" style:family="paragraph">
      <style:paragraph-properties fo:line-height="100.00%" fo:text-align="left" fo:margin-left="5.05pt" fo:text-indent="0.00pt" fo:margin-top="2.95pt"/>
    </style:style>
    <style:style style:name="P2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2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23" style:family="paragraph">
      <style:paragraph-properties fo:line-height="100.00%" fo:text-align="left" fo:margin-left="6.45pt" fo:text-indent="0.00pt" fo:margin-top="2.00pt"/>
    </style:style>
    <style:style style:name="P24" style:family="paragraph">
      <style:paragraph-properties fo:line-height="100.00%" fo:text-align="left" fo:margin-left="0.20pt" fo:text-indent="0.00pt" fo:margin-top="3.15pt"/>
    </style:style>
    <style:style style:name="P25" style:family="paragraph">
      <style:paragraph-properties fo:line-height="100.00%" fo:text-align="left" fo:margin-left="5.05pt" fo:text-indent="0.00pt" fo:margin-top="2.00pt"/>
    </style:style>
    <style:style style:name="P2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2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28" style:family="paragraph">
      <style:paragraph-properties fo:line-height="100.00%" fo:text-align="left" fo:margin-left="6.45pt" fo:text-indent="0.00pt"/>
    </style:style>
    <style:style style:name="P29" style:family="paragraph">
      <style:paragraph-properties fo:line-height="100.00%" fo:text-align="left" fo:margin-left="0.20pt" fo:text-indent="0.00pt" fo:margin-top="0.30pt"/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3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0.20pt" fo:text-indent="0.00pt"/>
    </style:style>
    <style:style style:name="P35" style:family="paragraph">
      <style:paragraph-properties fo:line-height="115.00%" fo:text-align="left" fo:margin-bottom="10.00pt"/>
    </style:style>
    <style:style style:name="P3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3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0.20pt" fo:text-indent="0.00pt"/>
    </style:style>
    <style:style style:name="P40" style:family="paragraph">
      <style:paragraph-properties fo:line-height="115.00%" fo:text-align="left" fo:margin-bottom="10.00pt"/>
    </style:style>
    <style:style style:name="P4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4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0.20pt" fo:text-indent="0.00pt"/>
    </style:style>
    <style:style style:name="P45" style:family="paragraph">
      <style:paragraph-properties fo:line-height="115.00%" fo:text-align="left" fo:margin-bottom="10.00pt"/>
    </style:style>
    <style:style style:name="P4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4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48" style:family="paragraph">
      <style:paragraph-properties fo:line-height="100.00%" fo:text-align="left" fo:margin-left="6.45pt" fo:text-indent="0.00pt" fo:margin-top="2.00pt"/>
    </style:style>
    <style:style style:name="P49" style:family="paragraph">
      <style:paragraph-properties fo:line-height="100.00%" fo:text-align="left" fo:margin-left="5.25pt" fo:text-indent="0.00pt" fo:margin-top="3.15pt"/>
    </style:style>
    <style:style style:name="P50" style:family="paragraph">
      <style:paragraph-properties fo:line-height="100.00%" fo:text-align="left" fo:margin-left="5.05pt" fo:text-indent="0.00pt" fo:margin-top="2.00pt"/>
    </style:style>
    <style:style style:name="P5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5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53" style:family="paragraph">
      <style:paragraph-properties fo:line-height="115.00%" fo:text-align="left" fo:margin-bottom="10.00pt"/>
    </style:style>
    <style:style style:name="P54" style:family="paragraph">
      <style:paragraph-properties fo:line-height="100.00%" fo:text-align="left" fo:margin-left="5.25pt" fo:text-indent="0.00pt"/>
    </style:style>
    <style:style style:name="P55" style:family="paragraph">
      <style:paragraph-properties fo:line-height="115.00%" fo:text-align="left" fo:margin-bottom="10.00pt"/>
    </style:style>
    <style:style style:name="P5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5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58" style:family="paragraph">
      <style:paragraph-properties fo:line-height="115.00%" fo:text-align="left" fo:margin-bottom="10.00pt"/>
    </style:style>
    <style:style style:name="P59" style:family="paragraph">
      <style:paragraph-properties fo:line-height="100.00%" fo:text-align="left" fo:margin-left="5.25pt" fo:text-indent="0.00pt"/>
    </style:style>
    <style:style style:name="P60" style:family="paragraph">
      <style:paragraph-properties fo:line-height="115.00%" fo:text-align="left" fo:margin-bottom="10.00pt"/>
    </style:style>
    <style:style style:name="P6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6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63" style:family="paragraph">
      <style:paragraph-properties fo:line-height="115.00%" fo:text-align="left" fo:margin-bottom="10.00pt"/>
    </style:style>
    <style:style style:name="P64" style:family="paragraph">
      <style:paragraph-properties fo:line-height="100.00%" fo:text-align="left" fo:margin-left="5.25pt" fo:text-indent="0.00pt"/>
    </style:style>
    <style:style style:name="P65" style:family="paragraph">
      <style:paragraph-properties fo:line-height="115.00%" fo:text-align="left" fo:margin-bottom="10.00pt"/>
    </style:style>
    <style:style style:name="P6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6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68" style:family="paragraph">
      <style:paragraph-properties fo:line-height="100.00%" fo:text-align="left" fo:margin-left="6.45pt" fo:text-indent="0.00pt" fo:margin-top="1.75pt"/>
    </style:style>
    <style:style style:name="P69" style:family="paragraph">
      <style:paragraph-properties fo:line-height="100.00%" fo:text-align="left" fo:margin-left="5.25pt" fo:text-indent="0.00pt" fo:margin-top="1.75pt"/>
    </style:style>
    <style:style style:name="P70" style:family="paragraph">
      <style:paragraph-properties fo:line-height="100.00%" fo:text-align="left" fo:margin-left="5.05pt" fo:text-indent="0.00pt" fo:margin-top="1.75pt"/>
    </style:style>
    <style:style style:name="P7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7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73" style:family="paragraph">
      <style:paragraph-properties fo:line-height="115.00%" fo:text-align="left" fo:margin-bottom="10.00pt"/>
    </style:style>
    <style:style style:name="P74" style:family="paragraph">
      <style:paragraph-properties fo:line-height="100.00%" fo:text-align="left" fo:margin-left="5.25pt" fo:text-indent="0.00pt"/>
    </style:style>
    <style:style style:name="P75" style:family="paragraph">
      <style:paragraph-properties fo:line-height="115.00%" fo:text-align="left" fo:margin-bottom="10.00pt"/>
    </style:style>
    <style:style style:name="P7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7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78" style:family="paragraph">
      <style:paragraph-properties fo:line-height="115.00%" fo:text-align="left" fo:margin-bottom="10.00pt"/>
    </style:style>
    <style:style style:name="P79" style:family="paragraph">
      <style:paragraph-properties fo:line-height="100.00%" fo:text-align="left" fo:margin-left="5.25pt" fo:text-indent="0.00pt"/>
    </style:style>
    <style:style style:name="P80" style:family="paragraph">
      <style:paragraph-properties fo:line-height="115.00%" fo:text-align="left" fo:margin-bottom="10.00pt"/>
    </style:style>
    <style:style style:name="P8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8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83" style:family="paragraph">
      <style:paragraph-properties fo:line-height="115.00%" fo:text-align="left" fo:margin-bottom="10.00pt"/>
    </style:style>
    <style:style style:name="P84" style:family="paragraph">
      <style:paragraph-properties fo:line-height="100.00%" fo:text-align="left" fo:margin-left="5.25pt" fo:text-indent="0.00pt"/>
    </style:style>
    <style:style style:name="P85" style:family="paragraph">
      <style:paragraph-properties fo:line-height="115.00%" fo:text-align="left" fo:margin-bottom="10.00pt"/>
    </style:style>
    <style:style style:name="P8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8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88" style:family="paragraph">
      <style:paragraph-properties fo:line-height="115.00%" fo:text-align="left" fo:margin-bottom="10.00pt"/>
    </style:style>
    <style:style style:name="P89" style:family="paragraph">
      <style:paragraph-properties fo:line-height="100.00%" fo:text-align="left" fo:margin-left="5.25pt" fo:text-indent="0.00pt"/>
    </style:style>
    <style:style style:name="P90" style:family="paragraph">
      <style:paragraph-properties fo:line-height="115.00%" fo:text-align="left" fo:margin-bottom="10.00pt"/>
    </style:style>
    <style:style style:name="P9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9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93" style:family="paragraph">
      <style:paragraph-properties fo:line-height="100.00%" fo:text-align="left" fo:margin-left="6.45pt" fo:text-indent="0.00pt" fo:margin-top="2.00pt"/>
    </style:style>
    <style:style style:name="P94" style:family="paragraph">
      <style:paragraph-properties fo:line-height="100.00%" fo:text-align="right" fo:margin-right="3.20pt" fo:margin-top="2.00pt"/>
    </style:style>
    <style:style style:name="P95" style:family="paragraph">
      <style:paragraph-properties fo:line-height="100.00%" fo:text-align="left" fo:margin-left="5.05pt" fo:text-indent="0.00pt" fo:margin-top="2.00pt"/>
    </style:style>
    <style:style style:name="P9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9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98" style:family="paragraph">
      <style:paragraph-properties fo:line-height="115.00%" fo:text-align="left" fo:margin-bottom="10.00pt"/>
    </style:style>
    <style:style style:name="P99" style:family="paragraph">
      <style:paragraph-properties fo:line-height="100.00%" fo:text-align="right" fo:margin-right="5.50pt"/>
    </style:style>
    <style:style style:name="P100" style:family="paragraph">
      <style:paragraph-properties fo:line-height="115.00%" fo:text-align="left" fo:margin-bottom="10.00pt"/>
    </style:style>
    <style:style style:name="P10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0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03" style:family="paragraph">
      <style:paragraph-properties fo:line-height="115.00%" fo:text-align="left" fo:margin-bottom="10.00pt"/>
    </style:style>
    <style:style style:name="P104" style:family="paragraph">
      <style:paragraph-properties fo:line-height="100.00%" fo:text-align="left" fo:margin-left="5.25pt" fo:text-indent="0.00pt"/>
    </style:style>
    <style:style style:name="P105" style:family="paragraph">
      <style:paragraph-properties fo:line-height="115.00%" fo:text-align="left" fo:margin-bottom="10.00pt"/>
    </style:style>
    <style:style style:name="P10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07" style:family="paragraph">
      <style:paragraph-properties fo:line-height="115.00%" fo:text-align="left" fo:margin-bottom="10.00pt"/>
    </style:style>
    <style:style style:name="P108" style:family="paragraph">
      <style:paragraph-properties fo:line-height="100.00%" fo:text-align="right" fo:margin-right="4.40pt"/>
    </style:style>
    <style:style style:name="P109" style:family="paragraph">
      <style:paragraph-properties fo:line-height="115.00%" fo:text-align="left" fo:margin-bottom="10.00pt"/>
    </style:style>
    <style:style style:name="P110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1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12" style:family="paragraph">
      <style:paragraph-properties fo:line-height="115.00%" fo:text-align="left" fo:margin-bottom="10.00pt"/>
    </style:style>
    <style:style style:name="P113" style:family="paragraph">
      <style:paragraph-properties fo:line-height="100.00%" fo:text-align="left" fo:margin-left="5.25pt" fo:text-indent="0.00pt"/>
    </style:style>
    <style:style style:name="P114" style:family="paragraph">
      <style:paragraph-properties fo:line-height="115.00%" fo:text-align="left" fo:margin-bottom="10.00pt"/>
    </style:style>
    <style:style style:name="P115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1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17" style:family="paragraph">
      <style:paragraph-properties fo:line-height="100.00%" fo:text-align="left" fo:margin-top="0.20pt"/>
    </style:style>
    <style:style style:name="P118" style:family="paragraph">
      <style:paragraph-properties fo:line-height="100.00%" fo:text-align="left" fo:margin-left="6.45pt" fo:text-indent="0.00pt"/>
    </style:style>
    <style:style style:name="P119" style:family="paragraph">
      <style:paragraph-properties fo:line-height="100.00%" fo:text-align="left" fo:margin-left="5.25pt" fo:text-indent="0.00pt" fo:margin-top="2.00pt"/>
    </style:style>
    <style:style style:name="P120" style:family="paragraph">
      <style:paragraph-properties fo:line-height="100.00%" fo:text-align="left" fo:margin-left="7.65pt" fo:text-indent="0.00pt" fo:margin-top="2.00pt"/>
    </style:style>
    <style:style style:name="P121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2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23" style:family="paragraph">
      <style:paragraph-properties fo:line-height="115.00%" fo:text-align="left" fo:margin-bottom="10.00pt"/>
    </style:style>
    <style:style style:name="P124" style:family="paragraph">
      <style:paragraph-properties fo:line-height="100.00%" fo:text-align="left" fo:margin-left="5.25pt" fo:text-indent="0.00pt"/>
    </style:style>
    <style:style style:name="P125" style:family="paragraph">
      <style:paragraph-properties fo:line-height="115.00%" fo:text-align="left" fo:margin-bottom="10.00pt"/>
    </style:style>
    <style:style style:name="P126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2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28" style:family="paragraph">
      <style:paragraph-properties fo:line-height="100.00%" fo:text-align="left" fo:margin-top="0.45pt"/>
    </style:style>
    <style:style style:name="P129" style:family="paragraph">
      <style:paragraph-properties fo:line-height="100.00%" fo:text-align="left" fo:margin-left="6.45pt" fo:text-indent="0.00pt" fo:margin-top="0.05pt"/>
    </style:style>
    <style:style style:name="P130" style:family="paragraph">
      <style:paragraph-properties fo:line-height="100.00%" fo:text-align="left" fo:margin-left="5.25pt" fo:text-indent="0.00pt" fo:margin-top="2.00pt"/>
    </style:style>
    <style:style style:name="P131" style:family="paragraph">
      <style:paragraph-properties fo:line-height="100.00%" fo:text-align="left" fo:margin-left="7.65pt" fo:text-indent="0.00pt" fo:margin-top="2.00pt"/>
    </style:style>
    <style:style style:name="P132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33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34" style:family="paragraph">
      <style:paragraph-properties fo:line-height="115.00%" fo:text-align="left" fo:margin-bottom="10.00pt"/>
    </style:style>
    <style:style style:name="P135" style:family="paragraph">
      <style:paragraph-properties fo:line-height="100.00%" fo:text-align="left" fo:margin-left="5.25pt" fo:text-indent="0.00pt"/>
    </style:style>
    <style:style style:name="P136" style:family="paragraph">
      <style:paragraph-properties fo:line-height="115.00%" fo:text-align="left" fo:margin-bottom="10.00pt"/>
    </style:style>
    <style:style style:name="P137" style:family="paragraph">
      <style:paragraph-properties fo:line-height="100.00%" fo:text-align="left" fo:margin-left="28.50pt" fo:text-indent="0.00pt">
        <style:tab-stops>
          <style:tab-stop style:position="130.45pt"/>
          <style:tab-stop style:position="52605.90pt" style:leader-style="dotted"/>
          <style:tab-stop style:position="421093.15pt" style:type="right"/>
        </style:tab-stops>
      </style:paragraph-properties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40" style:family="paragraph">
      <style:paragraph-properties fo:line-height="100.00%" fo:text-align="left" fo:margin-left="6.45pt" fo:text-indent="0.00pt" fo:margin-top="2.65pt"/>
    </style:style>
    <style:style style:name="P141" style:family="paragraph">
      <style:paragraph-properties fo:line-height="100.00%" fo:text-align="left" fo:margin-left="5.00pt" fo:text-indent="0.00pt" fo:margin-top="2.65pt"/>
    </style:style>
    <style:style style:name="P142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43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44" style:family="paragraph">
      <style:paragraph-properties fo:line-height="115.00%" fo:text-align="left" fo:margin-bottom="10.00pt"/>
    </style:style>
    <style:style style:name="P145" style:family="paragraph">
      <style:paragraph-properties fo:line-height="100.00%" fo:text-align="left" fo:margin-left="5.00pt" fo:text-indent="0.00pt"/>
    </style:style>
    <style:style style:name="P146" style:family="paragraph">
      <style:paragraph-properties fo:line-height="115.00%" fo:text-align="left" fo:margin-bottom="10.00pt"/>
    </style:style>
    <style:style style:name="P147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48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49" style:family="paragraph">
      <style:paragraph-properties fo:line-height="115.00%" fo:text-align="left" fo:margin-bottom="10.00pt"/>
    </style:style>
    <style:style style:name="P150" style:family="paragraph">
      <style:paragraph-properties fo:line-height="100.00%" fo:text-align="left" fo:margin-left="5.00pt" fo:text-indent="0.00pt"/>
    </style:style>
    <style:style style:name="P151" style:family="paragraph">
      <style:paragraph-properties fo:line-height="115.00%" fo:text-align="left" fo:margin-bottom="10.00pt"/>
    </style:style>
    <style:style style:name="P152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53" style:family="paragraph">
      <style:paragraph-properties fo:line-height="115.00%" fo:text-align="left" fo:margin-bottom="10.00pt"/>
    </style:style>
    <style:style style:name="P154" style:family="paragraph">
      <style:paragraph-properties fo:line-height="100.00%" fo:text-align="left" fo:margin-left="5.00pt" fo:text-indent="0.00pt"/>
    </style:style>
    <style:style style:name="P155" style:family="paragraph">
      <style:paragraph-properties fo:line-height="115.00%" fo:text-align="left" fo:margin-bottom="10.00pt"/>
    </style:style>
    <style:style style:name="P156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57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58" style:family="paragraph">
      <style:paragraph-properties fo:line-height="115.00%" fo:text-align="left" fo:margin-bottom="10.00pt"/>
    </style:style>
    <style:style style:name="P159" style:family="paragraph">
      <style:paragraph-properties fo:line-height="100.00%" fo:text-align="left" fo:margin-left="5.00pt" fo:text-indent="0.00pt"/>
    </style:style>
    <style:style style:name="P160" style:family="paragraph">
      <style:paragraph-properties fo:line-height="115.00%" fo:text-align="left" fo:margin-bottom="10.00pt"/>
    </style:style>
    <style:style style:name="P161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62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63" style:family="paragraph">
      <style:paragraph-properties fo:line-height="100.00%" fo:text-align="left" fo:margin-top="0.45pt"/>
    </style:style>
    <style:style style:name="P164" style:family="paragraph">
      <style:paragraph-properties fo:line-height="100.00%" fo:text-align="left" fo:margin-left="6.45pt" fo:text-indent="0.00pt"/>
    </style:style>
    <style:style style:name="P165" style:family="paragraph">
      <style:paragraph-properties fo:line-height="100.00%" fo:text-align="left" fo:margin-left="5.00pt" fo:text-indent="0.00pt" fo:margin-top="1.45pt"/>
    </style:style>
    <style:style style:name="P166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67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68" style:family="paragraph">
      <style:paragraph-properties fo:line-height="115.00%" fo:text-align="left" fo:margin-bottom="10.00pt"/>
    </style:style>
    <style:style style:name="P169" style:family="paragraph">
      <style:paragraph-properties fo:line-height="100.00%" fo:text-align="left" fo:margin-left="5.00pt" fo:text-indent="0.00pt"/>
    </style:style>
    <style:style style:name="P170" style:family="paragraph">
      <style:paragraph-properties fo:line-height="115.00%" fo:text-align="left" fo:margin-bottom="10.00pt"/>
    </style:style>
    <style:style style:name="P171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72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73" style:family="paragraph">
      <style:paragraph-properties fo:line-height="100.00%" fo:text-align="left" fo:margin-left="6.45pt" fo:text-indent="0.00pt" fo:margin-top="1.45pt"/>
    </style:style>
    <style:style style:name="P174" style:family="paragraph">
      <style:paragraph-properties fo:line-height="100.00%" fo:text-align="left" fo:margin-left="5.00pt" fo:text-indent="0.00pt" fo:margin-top="1.45pt"/>
    </style:style>
    <style:style style:name="P175" style:family="paragraph">
      <style:paragraph-properties fo:line-height="100.00%" fo:text-align="left" fo:margin-left="5.00pt" fo:text-indent="0.00pt" fo:margin-top="1.45pt"/>
    </style:style>
    <style:style style:name="P176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77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78" style:family="paragraph">
      <style:paragraph-properties fo:line-height="115.00%" fo:text-align="left" fo:margin-bottom="10.00pt"/>
    </style:style>
    <style:style style:name="P179" style:family="paragraph">
      <style:paragraph-properties fo:line-height="100.00%" fo:text-align="left" fo:margin-left="5.00pt" fo:text-indent="0.00pt"/>
    </style:style>
    <style:style style:name="P180" style:family="paragraph">
      <style:paragraph-properties fo:line-height="115.00%" fo:text-align="left" fo:margin-bottom="10.00pt"/>
    </style:style>
    <style:style style:name="P181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82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83" style:family="paragraph">
      <style:paragraph-properties fo:line-height="115.00%" fo:text-align="left" fo:margin-bottom="10.00pt"/>
    </style:style>
    <style:style style:name="P184" style:family="paragraph">
      <style:paragraph-properties fo:line-height="100.00%" fo:text-align="left" fo:margin-left="5.00pt" fo:text-indent="0.00pt"/>
    </style:style>
    <style:style style:name="P185" style:family="paragraph">
      <style:paragraph-properties fo:line-height="115.00%" fo:text-align="left" fo:margin-bottom="10.00pt"/>
    </style:style>
    <style:style style:name="P186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87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88" style:family="paragraph">
      <style:paragraph-properties fo:line-height="100.00%" fo:text-align="left" fo:margin-top="0.25pt"/>
    </style:style>
    <style:style style:name="P189" style:family="paragraph">
      <style:paragraph-properties fo:line-height="100.00%" fo:text-align="left" fo:margin-left="6.45pt" fo:text-indent="0.00pt"/>
    </style:style>
    <style:style style:name="P190" style:family="paragraph">
      <style:paragraph-properties fo:line-height="100.00%" fo:text-align="left" fo:margin-left="5.00pt" fo:text-indent="0.00pt" fo:margin-top="1.45pt"/>
    </style:style>
    <style:style style:name="P191" style:family="paragraph">
      <style:paragraph-properties fo:line-height="100.00%" fo:text-align="left" fo:margin-left="5.00pt" fo:text-indent="0.00pt" fo:margin-top="1.45pt"/>
    </style:style>
    <style:style style:name="P192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93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94" style:family="paragraph">
      <style:paragraph-properties fo:line-height="115.00%" fo:text-align="left" fo:margin-bottom="10.00pt"/>
    </style:style>
    <style:style style:name="P195" style:family="paragraph">
      <style:paragraph-properties fo:line-height="100.00%" fo:text-align="left" fo:margin-left="5.00pt" fo:text-indent="0.00pt"/>
    </style:style>
    <style:style style:name="P196" style:family="paragraph">
      <style:paragraph-properties fo:line-height="115.00%" fo:text-align="left" fo:margin-bottom="10.00pt"/>
    </style:style>
    <style:style style:name="P197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98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199" style:family="paragraph">
      <style:paragraph-properties fo:line-height="115.00%" fo:text-align="left" fo:margin-bottom="10.00pt"/>
    </style:style>
    <style:style style:name="P200" style:family="paragraph">
      <style:paragraph-properties fo:line-height="100.00%" fo:text-align="left" fo:margin-left="5.00pt" fo:text-indent="0.00pt"/>
    </style:style>
    <style:style style:name="P201" style:family="paragraph">
      <style:paragraph-properties fo:line-height="115.00%" fo:text-align="left" fo:margin-bottom="10.00pt"/>
    </style:style>
    <style:style style:name="P202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203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204" style:family="paragraph">
      <style:paragraph-properties fo:line-height="100.00%" fo:text-align="left"/>
    </style:style>
    <style:style style:name="P205" style:family="paragraph">
      <style:paragraph-properties fo:line-height="100.00%" fo:text-align="left" fo:margin-left="5.00pt" fo:text-indent="0.00pt" fo:margin-top="1.90pt"/>
    </style:style>
    <style:style style:name="P206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207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208" style:family="paragraph">
      <style:paragraph-properties fo:line-height="100.00%" fo:text-align="left" fo:margin-left="6.45pt" fo:text-indent="0.00pt"/>
    </style:style>
    <style:style style:name="P209" style:family="paragraph">
      <style:paragraph-properties fo:line-height="100.00%" fo:text-align="left" fo:margin-left="5.00pt" fo:text-indent="0.00pt"/>
    </style:style>
    <style:style style:name="P210" style:family="paragraph">
      <style:paragraph-properties fo:line-height="115.00%" fo:text-align="left" fo:margin-bottom="10.00pt"/>
    </style:style>
    <style:style style:name="P211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212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213" style:family="paragraph">
      <style:paragraph-properties fo:line-height="100.00%" fo:text-align="left" fo:margin-left="6.45pt" fo:text-indent="0.00pt"/>
    </style:style>
    <style:style style:name="P214" style:family="paragraph">
      <style:paragraph-properties fo:line-height="100.00%" fo:text-align="left"/>
    </style:style>
    <style:style style:name="P215" style:family="paragraph">
      <style:paragraph-properties fo:line-height="100.00%" fo:text-align="left"/>
    </style:style>
    <style:style style:name="P216" style:family="paragraph">
      <style:paragraph-properties fo:line-height="100.00%" fo:text-align="left" fo:margin-left="28.50pt" fo:text-indent="0.00pt">
        <style:tab-stops>
          <style:tab-stop style:position="130.70pt"/>
          <style:tab-stop style:position="52605.90pt" style:leader-style="dotted"/>
          <style:tab-stop style:position="421093.15pt" style:type="right"/>
        </style:tab-stops>
      </style:paragraph-properties>
    </style:style>
    <style:style style:name="P217" style:family="paragraph">
      <style:paragraph-properties fo:line-height="100.00%" fo:text-align="left"/>
    </style:style>
    <style:style style:name="TableColumn0100" style:family="table-column">
      <style:table-column-properties style:column-width="3.514583in"/>
    </style:style>
    <style:style style:name="TableColumn0101" style:family="table-column">
      <style:table-column-properties style:column-width="3.404861in"/>
    </style:style>
    <style:style style:name="Table01" style:family="table">
      <style:table-properties style:width="6.919444in" fo:margin-left="0.000000in" style:writing-mode="lr" table:align="left" style:may-break-between-rows="true"/>
    </style:style>
    <style:style style:name="TableRow0100" style:family="table-row">
      <style:table-row-properties style:min-row-height="0.268750in"/>
    </style:style>
    <style:style style:name="TableCell01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1" style:family="table-row">
      <style:table-row-properties style:min-row-height="0.252778in"/>
    </style:style>
    <style:style style:name="TableCell01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102" style:family="table-row">
      <style:table-row-properties style:min-row-height="0.729167in"/>
    </style:style>
    <style:style style:name="TableCell01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10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olumn0200" style:family="table-column">
      <style:table-column-properties style:column-width="2.207639in"/>
    </style:style>
    <style:style style:name="TableColumn0201" style:family="table-column">
      <style:table-column-properties style:column-width="2.197222in"/>
    </style:style>
    <style:style style:name="TableColumn0202" style:family="table-column">
      <style:table-column-properties style:column-width="2.206944in"/>
    </style:style>
    <style:style style:name="Table02" style:family="table">
      <style:table-properties style:width="6.611806in" fo:margin-left="0.000000in" style:writing-mode="lr" table:align="left" style:may-break-between-rows="true"/>
    </style:style>
    <style:style style:name="TableRow0200" style:family="table-row">
      <style:table-row-properties style:min-row-height="0.282639in"/>
    </style:style>
    <style:style style:name="TableCell02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0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01" style:family="table-row">
      <style:table-row-properties style:min-row-height="0.245833in"/>
    </style:style>
    <style:style style:name="TableCell02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1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02" style:family="table-row">
      <style:table-row-properties style:min-row-height="0.189583in"/>
    </style:style>
    <style:style style:name="TableCell02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2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03" style:family="table-row">
      <style:table-row-properties style:min-row-height="0.170833in"/>
    </style:style>
    <style:style style:name="TableCell0203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3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3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04" style:family="table-row">
      <style:table-row-properties style:min-row-height="0.200694in"/>
    </style:style>
    <style:style style:name="TableCell0204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4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4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05" style:family="table-row">
      <style:table-row-properties style:min-row-height="0.325694in"/>
    </style:style>
    <style:style style:name="TableCell0205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5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5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06" style:family="table-row">
      <style:table-row-properties style:min-row-height="0.237500in"/>
    </style:style>
    <style:style style:name="TableCell0206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6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6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07" style:family="table-row">
      <style:table-row-properties style:min-row-height="0.177778in"/>
    </style:style>
    <style:style style:name="TableCell0207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7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7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08" style:family="table-row">
      <style:table-row-properties style:min-row-height="0.184028in"/>
    </style:style>
    <style:style style:name="TableCell0208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8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8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09" style:family="table-row">
      <style:table-row-properties style:min-row-height="0.374306in"/>
    </style:style>
    <style:style style:name="TableCell0209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9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09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0" style:family="table-row">
      <style:table-row-properties style:min-row-height="0.237500in"/>
    </style:style>
    <style:style style:name="TableCell021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0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1" style:family="table-row">
      <style:table-row-properties style:min-row-height="0.190972in"/>
    </style:style>
    <style:style style:name="TableCell021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1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2" style:family="table-row">
      <style:table-row-properties style:min-row-height="0.188889in"/>
    </style:style>
    <style:style style:name="TableCell021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2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3" style:family="table-row">
      <style:table-row-properties style:min-row-height="0.189583in"/>
    </style:style>
    <style:style style:name="TableCell0213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3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3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4" style:family="table-row">
      <style:table-row-properties style:min-row-height="0.395833in"/>
    </style:style>
    <style:style style:name="TableCell0214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4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4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5" style:family="table-row">
      <style:table-row-properties style:min-row-height="0.238889in"/>
    </style:style>
    <style:style style:name="TableCell0215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5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5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6" style:family="table-row">
      <style:table-row-properties style:min-row-height="0.188889in"/>
    </style:style>
    <style:style style:name="TableCell0216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6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6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7" style:family="table-row">
      <style:table-row-properties style:min-row-height="0.189583in"/>
    </style:style>
    <style:style style:name="TableCell0217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7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7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8" style:family="table-row">
      <style:table-row-properties style:min-row-height="0.189583in"/>
    </style:style>
    <style:style style:name="TableCell0218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8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8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19" style:family="table-row">
      <style:table-row-properties style:min-row-height="0.602083in"/>
    </style:style>
    <style:style style:name="TableCell0219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9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19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20" style:family="table-row">
      <style:table-row-properties style:min-row-height="0.239583in"/>
    </style:style>
    <style:style style:name="TableCell022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2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20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21" style:family="table-row">
      <style:table-row-properties style:min-row-height="0.395833in"/>
    </style:style>
    <style:style style:name="TableCell022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2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21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22" style:family="table-row">
      <style:table-row-properties style:min-row-height="0.250694in"/>
    </style:style>
    <style:style style:name="TableCell022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2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22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223" style:family="table-row">
      <style:table-row-properties style:min-row-height="0.510417in"/>
    </style:style>
    <style:style style:name="TableCell0223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23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223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olumn0300" style:family="table-column">
      <style:table-column-properties style:column-width="2.211111in"/>
    </style:style>
    <style:style style:name="TableColumn0301" style:family="table-column">
      <style:table-column-properties style:column-width="2.194444in"/>
    </style:style>
    <style:style style:name="TableColumn0302" style:family="table-column">
      <style:table-column-properties style:column-width="2.207639in"/>
    </style:style>
    <style:style style:name="Table03" style:family="table">
      <style:table-properties style:width="6.613194in" fo:margin-left="0.000000in" style:writing-mode="lr" table:align="left" style:may-break-between-rows="true"/>
    </style:style>
    <style:style style:name="TableRow0300" style:family="table-row">
      <style:table-row-properties style:min-row-height="0.261111in"/>
    </style:style>
    <style:style style:name="TableCell03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0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1" style:family="table-row">
      <style:table-row-properties style:min-row-height="0.205556in"/>
    </style:style>
    <style:style style:name="TableCell03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1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2" style:family="table-row">
      <style:table-row-properties style:min-row-height="0.206250in"/>
    </style:style>
    <style:style style:name="TableCell03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2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3" style:family="table-row">
      <style:table-row-properties style:min-row-height="0.206250in"/>
    </style:style>
    <style:style style:name="TableCell0303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3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3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4" style:family="table-row">
      <style:table-row-properties style:min-row-height="0.210417in"/>
    </style:style>
    <style:style style:name="TableCell0304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4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4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5" style:family="table-row">
      <style:table-row-properties style:min-row-height="0.237500in"/>
    </style:style>
    <style:style style:name="TableCell0305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5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5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6" style:family="table-row">
      <style:table-row-properties style:min-row-height="0.397222in"/>
    </style:style>
    <style:style style:name="TableCell0306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6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6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7" style:family="table-row">
      <style:table-row-properties style:min-row-height="0.236111in"/>
    </style:style>
    <style:style style:name="TableCell0307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7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7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8" style:family="table-row">
      <style:table-row-properties style:min-row-height="0.190972in"/>
    </style:style>
    <style:style style:name="TableCell0308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8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8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9" style:family="table-row">
      <style:table-row-properties style:min-row-height="0.434028in"/>
    </style:style>
    <style:style style:name="TableCell0309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9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09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10" style:family="table-row">
      <style:table-row-properties style:min-row-height="0.236111in"/>
    </style:style>
    <style:style style:name="TableCell031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0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0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11" style:family="table-row">
      <style:table-row-properties style:min-row-height="0.194444in"/>
    </style:style>
    <style:style style:name="TableCell031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1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1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12" style:family="table-row">
      <style:table-row-properties style:min-row-height="0.184028in"/>
    </style:style>
    <style:style style:name="TableCell031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2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2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13" style:family="table-row">
      <style:table-row-properties style:min-row-height="0.268750in"/>
    </style:style>
    <style:style style:name="TableCell0313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3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3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14" style:family="table-row">
      <style:table-row-properties style:min-row-height="0.222222in"/>
    </style:style>
    <style:style style:name="TableCell0314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4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4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15" style:family="table-row">
      <style:table-row-properties style:min-row-height="0.212500in"/>
    </style:style>
    <style:style style:name="TableCell0315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501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ell031502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</office:automatic-styles>
  <office:body>
    <office:text>
      <text:p text:style-name="P1"><text:span text:style-name="T1">Project Planning Phase</text:span><text:span text:style-name="T2"><text:s/></text:span><text:span text:style-name="T3">Milestone</text:span><text:span text:style-name="T4"><text:s/></text:span><text:span text:style-name="T5">and</text:span><text:span text:style-name="T6"><text:s/></text:span><text:span text:style-name="T7">Activity</text:span><text:span text:style-name="T8"><text:s/></text:span><text:span text:style-name="T9">List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1">Date</text:span><text:span text:style-name="T12"/></text:p>
          </table:table-cell>
          <table:table-cell table:style-name="TableCell010001">
            <text:p text:style-name="P4"><text:span text:style-name="T13">30</text:span><text:span text:style-name="T14"><text:s/></text:span><text:span text:style-name="T15">October</text:span><text:span text:style-name="T16"><text:s/></text:span><text:span text:style-name="T17">2022</text:span><text:span text:style-name="T18"/></text:p>
          </table:table-cell>
        </table:table-row>
        <table:table-row table:style-name="TableRow0101">
          <table:table-cell table:style-name="TableCell010100">
            <text:p text:style-name="P7"><text:span text:style-name="T19">Team</text:span><text:span text:style-name="T20"><text:s/></text:span><text:span text:style-name="T21">ID</text:span><text:span text:style-name="T22"/></text:p>
          </table:table-cell>
          <table:table-cell table:style-name="TableCell010101">
            <text:p text:style-name="P8"><text:span text:style-name="T23">PNT2022TMID06909</text:span><text:span text:style-name="T24"/></text:p>
          </table:table-cell>
        </table:table-row>
        <table:table-row table:style-name="TableRow0102">
          <table:table-cell table:style-name="TableCell010200">
            <text:p text:style-name="P11"><text:span text:style-name="T25"/></text:p>
            <text:p text:style-name="P12"><text:span text:style-name="T26">Project</text:span><text:span text:style-name="T27"><text:s/></text:span><text:span text:style-name="T28">Name</text:span><text:span text:style-name="T29"/></text:p>
          </table:table-cell>
          <table:table-cell table:style-name="TableCell010201">
            <text:p text:style-name="P13"><text:span text:style-name="T30">Hazardous Area Monitoring for</text:span><text:span text:style-name="T31"><text:s/></text:span><text:span text:style-name="T32">Industrial</text:span><text:span text:style-name="T33"><text:s/></text:span><text:span text:style-name="T34">Plant</text:span><text:span text:style-name="T35"><text:s/></text:span><text:span text:style-name="T36">Powered</text:span><text:span text:style-name="T37"><text:s/></text:span><text:span text:style-name="T38">by</text:span><text:span text:style-name="T39"><text:s/></text:span><text:span text:style-name="T40">IoT</text:span><text:span text:style-name="T41"/></text:p>
          </table:table-cell>
        </table:table-row>
      </table:table>
      <text:p text:style-name="P15"><text:span text:style-name="T42"/></text:p>
      <text:p text:style-name="P15"><text:span text:style-name="T42"/></text:p>
      <text:p text:style-name="P16"><text:span text:style-name="T43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8"><text:span text:style-name="T45">TITLE</text:span><text:span text:style-name="T46"/></text:p>
          </table:table-cell>
          <table:table-cell table:style-name="TableCell020001">
            <text:p text:style-name="P19"><text:span text:style-name="T47">DESCRIPTION</text:span><text:span text:style-name="T48"/></text:p>
          </table:table-cell>
          <table:table-cell table:style-name="TableCell020002">
            <text:p text:style-name="P20"><text:span text:style-name="T49">DATE</text:span><text:span text:style-name="T50"/></text:p>
          </table:table-cell>
        </table:table-row>
        <table:table-row table:style-name="TableRow0201">
          <table:table-cell table:style-name="TableCell020100">
            <text:p text:style-name="P23"><text:span text:style-name="T51">Literature</text:span><text:span text:style-name="T52"><text:s/></text:span><text:span text:style-name="T53">Survey</text:span><text:span text:style-name="T54"><text:s/></text:span><text:span text:style-name="T55">&amp;</text:span><text:span text:style-name="T56"/></text:p>
          </table:table-cell>
          <table:table-cell table:style-name="TableCell020101">
            <text:p text:style-name="P24"><text:span text:style-name="T57">Literature</text:span><text:span text:style-name="T58"><text:s/></text:span><text:span text:style-name="T59">survey</text:span><text:span text:style-name="T60"><text:s/></text:span><text:span text:style-name="T61">on</text:span><text:span text:style-name="T62"><text:s/></text:span><text:span text:style-name="T63">the</text:span><text:span text:style-name="T64"/></text:p>
          </table:table-cell>
          <table:table-cell table:style-name="TableCell020102" table:number-rows-spanned="5">
            <text:p text:style-name="P25"><text:span text:style-name="T65">03</text:span><text:span text:style-name="T66"><text:s/></text:span><text:span text:style-name="T67">OCTOBER 2022</text:span><text:span text:style-name="T68"/></text:p>
          </table:table-cell>
        </table:table-row>
        <table:table-row table:style-name="TableRow0202">
          <table:table-cell table:style-name="TableCell020200">
            <text:p text:style-name="P28"><text:span text:style-name="T69">Information</text:span><text:span text:style-name="T70"><text:s/></text:span><text:span text:style-name="T71">Gathering</text:span><text:span text:style-name="T72"/></text:p>
          </table:table-cell>
          <table:table-cell table:style-name="TableCell020201">
            <text:p text:style-name="P29"><text:span text:style-name="T73">selected</text:span><text:span text:style-name="T74"><text:s/></text:span><text:span text:style-name="T75">project</text:span><text:span text:style-name="T76"><text:s/></text:span><text:span text:style-name="T77">&amp; gathering</text:span><text:span text:style-name="T78"/></text:p>
          </table:table-cell>
          <table:covered-table-cell>
            <text:p text:style-name="P30"><text:span text:style-name="T78"><text:s/></text:span></text:p>
          </table:covered-table-cell>
        </table:table-row>
        <table:table-row table:style-name="TableRow0203">
          <table:table-cell table:style-name="TableCell020300">
            <text:p text:style-name="P33"><text:span text:style-name="T78"/></text:p>
          </table:table-cell>
          <table:table-cell table:style-name="TableCell020301">
            <text:p text:style-name="P34"><text:span text:style-name="T79">information</text:span><text:span text:style-name="T80"><text:s/></text:span><text:span text:style-name="T81">by</text:span><text:span text:style-name="T82"><text:s/></text:span><text:span text:style-name="T83">referring</text:span><text:span text:style-name="T84"><text:s/></text:span><text:span text:style-name="T85">the,</text:span><text:span text:style-name="T86"/></text:p>
          </table:table-cell>
          <table:covered-table-cell>
            <text:p text:style-name="P35"><text:span text:style-name="T86"><text:s/></text:span></text:p>
          </table:covered-table-cell>
        </table:table-row>
        <table:table-row table:style-name="TableRow0204">
          <table:table-cell table:style-name="TableCell020400">
            <text:p text:style-name="P38"><text:span text:style-name="T86"/></text:p>
          </table:table-cell>
          <table:table-cell table:style-name="TableCell020401">
            <text:p text:style-name="P39"><text:span text:style-name="T87">technical</text:span><text:span text:style-name="T88"><text:s/></text:span><text:span text:style-name="T89">papers,research</text:span><text:span text:style-name="T90"/></text:p>
          </table:table-cell>
          <table:covered-table-cell>
            <text:p text:style-name="P40"><text:span text:style-name="T90"><text:s/></text:span></text:p>
          </table:covered-table-cell>
        </table:table-row>
        <table:table-row table:style-name="TableRow0205">
          <table:table-cell table:style-name="TableCell020500">
            <text:p text:style-name="P43"><text:span text:style-name="T90"/></text:p>
          </table:table-cell>
          <table:table-cell table:style-name="TableCell020501">
            <text:p text:style-name="P44"><text:span text:style-name="T91">publications</text:span><text:span text:style-name="T92"><text:s/></text:span><text:span text:style-name="T93">etc.</text:span><text:span text:style-name="T94"/></text:p>
          </table:table-cell>
          <table:covered-table-cell>
            <text:p text:style-name="P45"><text:span text:style-name="T94"><text:s/></text:span></text:p>
          </table:covered-table-cell>
        </table:table-row>
        <table:table-row table:style-name="TableRow0206">
          <table:table-cell table:style-name="TableCell020600" table:number-rows-spanned="4">
            <text:p text:style-name="P48"><text:span text:style-name="T95">Prepare</text:span><text:span text:style-name="T96"><text:s/></text:span><text:span text:style-name="T97">Empathy</text:span><text:span text:style-name="T98"><text:s/></text:span><text:span text:style-name="T99">Map</text:span><text:span text:style-name="T100"/></text:p>
          </table:table-cell>
          <table:table-cell table:style-name="TableCell020601">
            <text:p text:style-name="P49"><text:span text:style-name="T101">Prepare</text:span><text:span text:style-name="T102"><text:s/></text:span><text:span text:style-name="T103">Empathy</text:span><text:span text:style-name="T104"><text:s/></text:span><text:span text:style-name="T105">Map</text:span><text:span text:style-name="T106"><text:s/></text:span><text:span text:style-name="T107">Canvas</text:span><text:span text:style-name="T108"/></text:p>
          </table:table-cell>
          <table:table-cell table:style-name="TableCell020602" table:number-rows-spanned="4">
            <text:p text:style-name="P50"><text:span text:style-name="T109">06</text:span><text:span text:style-name="T110"><text:s/></text:span><text:span text:style-name="T111">OCTOBER 2022</text:span><text:span text:style-name="T112"/></text:p>
          </table:table-cell>
        </table:table-row>
        <table:table-row table:style-name="TableRow0207">
          <table:covered-table-cell>
            <text:p text:style-name="P53"><text:span text:style-name="T112"><text:s/></text:span></text:p>
          </table:covered-table-cell>
          <table:table-cell table:style-name="TableCell020701">
            <text:p text:style-name="P54"><text:span text:style-name="T113">to</text:span><text:span text:style-name="T114"><text:s/></text:span><text:span text:style-name="T115">capture</text:span><text:span text:style-name="T116"><text:s/></text:span><text:span text:style-name="T117">the</text:span><text:span text:style-name="T118"><text:s/></text:span><text:span text:style-name="T119">user</text:span><text:span text:style-name="T120"><text:s/></text:span><text:span text:style-name="T121">Pains</text:span><text:span text:style-name="T122"><text:s/></text:span><text:span text:style-name="T123">&amp;</text:span><text:span text:style-name="T124"/></text:p>
          </table:table-cell>
          <table:covered-table-cell>
            <text:p text:style-name="P55"><text:span text:style-name="T124"><text:s/></text:span></text:p>
          </table:covered-table-cell>
        </table:table-row>
        <table:table-row table:style-name="TableRow0208">
          <table:covered-table-cell>
            <text:p text:style-name="P58"><text:span text:style-name="T124"><text:s/></text:span></text:p>
          </table:covered-table-cell>
          <table:table-cell table:style-name="TableCell020801">
            <text:p text:style-name="P59"><text:span text:style-name="T125">Gains,</text:span><text:span text:style-name="T126"><text:s/></text:span><text:span text:style-name="T127">Prepare</text:span><text:span text:style-name="T128"><text:s/></text:span><text:span text:style-name="T129">list</text:span><text:span text:style-name="T130"><text:s/></text:span><text:span text:style-name="T131">of</text:span><text:span text:style-name="T132"><text:s/></text:span><text:span text:style-name="T133">problem</text:span><text:span text:style-name="T134"/></text:p>
          </table:table-cell>
          <table:covered-table-cell>
            <text:p text:style-name="P60"><text:span text:style-name="T134"><text:s/></text:span></text:p>
          </table:covered-table-cell>
        </table:table-row>
        <table:table-row table:style-name="TableRow0209">
          <table:covered-table-cell>
            <text:p text:style-name="P63"><text:span text:style-name="T134"><text:s/></text:span></text:p>
          </table:covered-table-cell>
          <table:table-cell table:style-name="TableCell020901">
            <text:p text:style-name="P64"><text:span text:style-name="T135">statements</text:span><text:span text:style-name="T136"/></text:p>
          </table:table-cell>
          <table:covered-table-cell>
            <text:p text:style-name="P65"><text:span text:style-name="T136"><text:s/></text:span></text:p>
          </table:covered-table-cell>
        </table:table-row>
        <table:table-row table:style-name="TableRow0210">
          <table:table-cell table:style-name="TableCell021000" table:number-rows-spanned="5">
            <text:p text:style-name="P68"><text:span text:style-name="T137">Ideation</text:span><text:span text:style-name="T138"/></text:p>
          </table:table-cell>
          <table:table-cell table:style-name="TableCell021001">
            <text:p text:style-name="P69"><text:span text:style-name="T139">List</text:span><text:span text:style-name="T140"><text:s/></text:span><text:span text:style-name="T141">the</text:span><text:span text:style-name="T142"><text:s/></text:span><text:span text:style-name="T143">by</text:span><text:span text:style-name="T144"><text:s/></text:span><text:span text:style-name="T145">organizing</text:span><text:span text:style-name="T146"><text:s/></text:span><text:span text:style-name="T147">the</text:span><text:span text:style-name="T148"/></text:p>
          </table:table-cell>
          <table:table-cell table:style-name="TableCell021002" table:number-rows-spanned="5">
            <text:p text:style-name="P70"><text:span text:style-name="T149">06</text:span><text:span text:style-name="T150"><text:s/></text:span><text:span text:style-name="T151">OCTOBER 2022</text:span><text:span text:style-name="T152"/></text:p>
          </table:table-cell>
        </table:table-row>
        <table:table-row table:style-name="TableRow0211">
          <table:covered-table-cell>
            <text:p text:style-name="P73"><text:span text:style-name="T152"><text:s/></text:span></text:p>
          </table:covered-table-cell>
          <table:table-cell table:style-name="TableCell021101">
            <text:p text:style-name="P74"><text:span text:style-name="T153">brainstorming</text:span><text:span text:style-name="T154"><text:s/></text:span><text:span text:style-name="T155">session</text:span><text:span text:style-name="T156"><text:s/></text:span><text:span text:style-name="T157">and</text:span><text:span text:style-name="T158"/></text:p>
          </table:table-cell>
          <table:covered-table-cell>
            <text:p text:style-name="P75"><text:span text:style-name="T158"><text:s/></text:span></text:p>
          </table:covered-table-cell>
        </table:table-row>
        <table:table-row table:style-name="TableRow0212">
          <table:covered-table-cell>
            <text:p text:style-name="P78"><text:span text:style-name="T158"><text:s/></text:span></text:p>
          </table:covered-table-cell>
          <table:table-cell table:style-name="TableCell021201">
            <text:p text:style-name="P79"><text:span text:style-name="T159">prioritize</text:span><text:span text:style-name="T160"><text:s/></text:span><text:span text:style-name="T161">the</text:span><text:span text:style-name="T162"><text:s/></text:span><text:span text:style-name="T163">top</text:span><text:span text:style-name="T164"><text:s/></text:span><text:span text:style-name="T165">3</text:span><text:span text:style-name="T166"><text:s/></text:span><text:span text:style-name="T167">ideas</text:span><text:span text:style-name="T168"/></text:p>
          </table:table-cell>
          <table:covered-table-cell>
            <text:p text:style-name="P80"><text:span text:style-name="T168"><text:s/></text:span></text:p>
          </table:covered-table-cell>
        </table:table-row>
        <table:table-row table:style-name="TableRow0213">
          <table:covered-table-cell>
            <text:p text:style-name="P83"><text:span text:style-name="T168"><text:s/></text:span></text:p>
          </table:covered-table-cell>
          <table:table-cell table:style-name="TableCell021301">
            <text:p text:style-name="P84"><text:span text:style-name="T169">based</text:span><text:span text:style-name="T170"><text:s/></text:span><text:span text:style-name="T171">on</text:span><text:span text:style-name="T172"><text:s/></text:span><text:span text:style-name="T173">the feasibility</text:span><text:span text:style-name="T174"><text:s/></text:span><text:span text:style-name="T175">&amp;</text:span><text:span text:style-name="T176"/></text:p>
          </table:table-cell>
          <table:covered-table-cell>
            <text:p text:style-name="P85"><text:span text:style-name="T176"><text:s/></text:span></text:p>
          </table:covered-table-cell>
        </table:table-row>
        <table:table-row table:style-name="TableRow0214">
          <table:covered-table-cell>
            <text:p text:style-name="P88"><text:span text:style-name="T176"><text:s/></text:span></text:p>
          </table:covered-table-cell>
          <table:table-cell table:style-name="TableCell021401">
            <text:p text:style-name="P89"><text:span text:style-name="T177">importance.</text:span><text:span text:style-name="T178"/></text:p>
          </table:table-cell>
          <table:covered-table-cell>
            <text:p text:style-name="P90"><text:span text:style-name="T178"><text:s/></text:span></text:p>
          </table:covered-table-cell>
        </table:table-row>
        <table:table-row table:style-name="TableRow0215">
          <table:table-cell table:style-name="TableCell021500" table:number-rows-spanned="5">
            <text:p text:style-name="P93"><text:span text:style-name="T179">Proposed</text:span><text:span text:style-name="T180"><text:s/></text:span><text:span text:style-name="T181">Solution</text:span><text:span text:style-name="T182"/></text:p>
          </table:table-cell>
          <table:table-cell table:style-name="TableCell021501">
            <text:p text:style-name="P94"><text:span text:style-name="T183">Prepare</text:span><text:span text:style-name="T184"><text:s/></text:span><text:span text:style-name="T185">the</text:span><text:span text:style-name="T186"><text:s/></text:span><text:span text:style-name="T187">proposed</text:span><text:span text:style-name="T188"><text:s/></text:span><text:span text:style-name="T189">solution</text:span><text:span text:style-name="T190"/></text:p>
          </table:table-cell>
          <table:table-cell table:style-name="TableCell021502" table:number-rows-spanned="5">
            <text:p text:style-name="P95"><text:span text:style-name="T191">16</text:span><text:span text:style-name="T192"><text:s/></text:span><text:span text:style-name="T193">OCTOBER 2022</text:span><text:span text:style-name="T194"/></text:p>
          </table:table-cell>
        </table:table-row>
        <table:table-row table:style-name="TableRow0216">
          <table:covered-table-cell>
            <text:p text:style-name="P98"><text:span text:style-name="T194"><text:s/></text:span></text:p>
          </table:covered-table-cell>
          <table:table-cell table:style-name="TableCell021601">
            <text:p text:style-name="P99"><text:span text:style-name="T195">document,</text:span><text:span text:style-name="T196"><text:s/></text:span><text:span text:style-name="T197">which</text:span><text:span text:style-name="T198"><text:s/></text:span><text:span text:style-name="T199">includes</text:span><text:span text:style-name="T200"><text:s/></text:span><text:span text:style-name="T201">the</text:span><text:span text:style-name="T202"/></text:p>
          </table:table-cell>
          <table:covered-table-cell>
            <text:p text:style-name="P100"><text:span text:style-name="T202"><text:s/></text:span></text:p>
          </table:covered-table-cell>
        </table:table-row>
        <table:table-row table:style-name="TableRow0217">
          <table:covered-table-cell>
            <text:p text:style-name="P103"><text:span text:style-name="T202"><text:s/></text:span></text:p>
          </table:covered-table-cell>
          <table:table-cell table:style-name="TableCell021701">
            <text:p text:style-name="P104"><text:span text:style-name="T203">novelty,</text:span><text:span text:style-name="T204"><text:s/></text:span><text:span text:style-name="T205">feasibility</text:span><text:span text:style-name="T206"><text:s/></text:span><text:span text:style-name="T207">of</text:span><text:span text:style-name="T208"><text:s/></text:span><text:span text:style-name="T209">idea,</text:span><text:span text:style-name="T210"/></text:p>
          </table:table-cell>
          <table:covered-table-cell>
            <text:p text:style-name="P105"><text:span text:style-name="T210"><text:s/></text:span></text:p>
          </table:covered-table-cell>
        </table:table-row>
        <table:table-row table:style-name="TableRow0218">
          <table:covered-table-cell>
            <text:p text:style-name="P107"><text:span text:style-name="T210"><text:s/></text:span></text:p>
          </table:covered-table-cell>
          <table:table-cell table:style-name="TableCell021801">
            <text:p text:style-name="P108"><text:span text:style-name="T211">business</text:span><text:span text:style-name="T212"><text:s/></text:span><text:span text:style-name="T213">model,</text:span><text:span text:style-name="T214"><text:s/></text:span><text:span text:style-name="T215">social</text:span><text:span text:style-name="T216"><text:s/></text:span><text:span text:style-name="T217">impact,</text:span><text:span text:style-name="T218"/></text:p>
          </table:table-cell>
          <table:covered-table-cell>
            <text:p text:style-name="P109"><text:span text:style-name="T218"><text:s/></text:span></text:p>
          </table:covered-table-cell>
        </table:table-row>
        <table:table-row table:style-name="TableRow0219">
          <table:covered-table-cell>
            <text:p text:style-name="P112"><text:span text:style-name="T218"><text:s/></text:span></text:p>
          </table:covered-table-cell>
          <table:table-cell table:style-name="TableCell021901">
            <text:p text:style-name="P113"><text:span text:style-name="T219">scalability</text:span><text:span text:style-name="T220"><text:s/></text:span><text:span text:style-name="T221">of</text:span><text:span text:style-name="T222"><text:s/></text:span><text:span text:style-name="T223">solution,</text:span><text:span text:style-name="T224"><text:s/></text:span><text:span text:style-name="T225">etc.</text:span><text:span text:style-name="T226"/></text:p>
          </table:table-cell>
          <table:covered-table-cell>
            <text:p text:style-name="P114"><text:span text:style-name="T226"><text:s/></text:span></text:p>
          </table:covered-table-cell>
        </table:table-row>
        <table:table-row table:style-name="TableRow0220">
          <table:table-cell table:style-name="TableCell022000" table:number-rows-spanned="2">
            <text:p text:style-name="P117"><text:span text:style-name="T227"/></text:p>
            <text:p text:style-name="P118"><text:span text:style-name="T228">Problem</text:span><text:span text:style-name="T229"><text:s/></text:span><text:span text:style-name="T230">Solution</text:span><text:span text:style-name="T231"><text:s/></text:span><text:span text:style-name="T232">Fit</text:span><text:span text:style-name="T233"/></text:p>
          </table:table-cell>
          <table:table-cell table:style-name="TableCell022001">
            <text:p text:style-name="P119"><text:span text:style-name="T234">Prepare</text:span><text:span text:style-name="T235"><text:s/></text:span><text:span text:style-name="T236">problem</text:span><text:span text:style-name="T237"><text:s/></text:span><text:span text:style-name="T238">-</text:span><text:span text:style-name="T239"><text:s/></text:span><text:span text:style-name="T240">solution</text:span><text:span text:style-name="T241"><text:s/></text:span><text:span text:style-name="T242">fit</text:span><text:span text:style-name="T243"/></text:p>
          </table:table-cell>
          <table:table-cell table:style-name="TableCell022002" table:number-rows-spanned="2">
            <text:p text:style-name="P120"><text:span text:style-name="T244">16</text:span><text:span text:style-name="T245"><text:s/></text:span><text:span text:style-name="T246">OCTOBER 2022</text:span><text:span text:style-name="T247"/></text:p>
          </table:table-cell>
        </table:table-row>
        <table:table-row table:style-name="TableRow0221">
          <table:covered-table-cell>
            <text:p text:style-name="P123"><text:span text:style-name="T247"><text:s/></text:span></text:p>
          </table:covered-table-cell>
          <table:table-cell table:style-name="TableCell022101">
            <text:p text:style-name="P124"><text:span text:style-name="T248">document.</text:span><text:span text:style-name="T249"/></text:p>
          </table:table-cell>
          <table:covered-table-cell>
            <text:p text:style-name="P125"><text:span text:style-name="T249"><text:s/></text:span></text:p>
          </table:covered-table-cell>
        </table:table-row>
        <table:table-row table:style-name="TableRow0222">
          <table:table-cell table:style-name="TableCell022200" table:number-rows-spanned="2">
            <text:p text:style-name="P128"><text:span text:style-name="T250"/></text:p>
            <text:p text:style-name="P129"><text:span text:style-name="T251">Solution</text:span><text:span text:style-name="T252"><text:s/></text:span><text:span text:style-name="T253">Architecture</text:span><text:span text:style-name="T254"/></text:p>
          </table:table-cell>
          <table:table-cell table:style-name="TableCell022201">
            <text:p text:style-name="P130"><text:span text:style-name="T255">Prepare</text:span><text:span text:style-name="T256"><text:s/></text:span><text:span text:style-name="T257">solution</text:span><text:span text:style-name="T258"><text:s/></text:span><text:span text:style-name="T259">architecture</text:span><text:span text:style-name="T260"/></text:p>
          </table:table-cell>
          <table:table-cell table:style-name="TableCell022202" table:number-rows-spanned="2">
            <text:p text:style-name="P131"><text:span text:style-name="T261">16</text:span><text:span text:style-name="T262"><text:s/></text:span><text:span text:style-name="T263">OCTOBER 2022</text:span><text:span text:style-name="T264"/></text:p>
          </table:table-cell>
        </table:table-row>
        <table:table-row table:style-name="TableRow0223">
          <table:covered-table-cell>
            <text:p text:style-name="P134"><text:span text:style-name="T264"><text:s/></text:span></text:p>
          </table:covered-table-cell>
          <table:table-cell table:style-name="TableCell022301">
            <text:p text:style-name="P135"><text:span text:style-name="T265">document.</text:span><text:span text:style-name="T266"/></text:p>
          </table:table-cell>
          <table:covered-table-cell>
            <text:p text:style-name="P136"><text:span text:style-name="T266"><text:s/></text:span></text:p>
          </table:covered-table-cell>
        </table:table-row>
      </table:table>
      <text:p text:style-name="P138"><text:span text:style-name="T267"/></text:p>
      <table:table table:style-name="Table03">
        <table:table-column table:style-name="TableColumn0300"/>
        <table:table-column table:style-name="TableColumn0301"/>
        <table:table-column table:style-name="TableColumn0302"/>
        <table:table-row table:style-name="TableRow0300">
          <table:table-cell table:style-name="TableCell030000" table:number-rows-spanned="5">
            <text:p text:style-name="P140"><text:span text:style-name="T269">Customer</text:span><text:span text:style-name="T270"><text:s/></text:span><text:span text:style-name="T271">Journey</text:span><text:span text:style-name="T272"/></text:p>
          </table:table-cell>
          <table:table-cell table:style-name="TableCell030001">
            <text:p text:style-name="P141"><text:span text:style-name="T273">Prepare</text:span><text:span text:style-name="T274"><text:s/></text:span><text:span text:style-name="T275">the</text:span><text:span text:style-name="T276"><text:s/></text:span><text:span text:style-name="T277">customer</text:span><text:span text:style-name="T278"><text:s/></text:span><text:span text:style-name="T279">journey</text:span><text:span text:style-name="T280"/></text:p>
          </table:table-cell>
          <table:table-cell table:style-name="TableCell030002" table:number-rows-spanned="5">
            <text:p text:style-name="P141"><text:span text:style-name="T281">16</text:span><text:span text:style-name="T282"><text:s/></text:span><text:span text:style-name="T283">OCTOBER 2022</text:span><text:span text:style-name="T284"/></text:p>
          </table:table-cell>
        </table:table-row>
        <table:table-row table:style-name="TableRow0301">
          <table:covered-table-cell>
            <text:p text:style-name="P144"><text:span text:style-name="T284"><text:s/></text:span></text:p>
          </table:covered-table-cell>
          <table:table-cell table:style-name="TableCell030101">
            <text:p text:style-name="P145"><text:span text:style-name="T285">maps</text:span><text:span text:style-name="T286"><text:s/></text:span><text:span text:style-name="T287">to</text:span><text:span text:style-name="T288"><text:s/></text:span><text:span text:style-name="T289">understand</text:span><text:span text:style-name="T290"><text:s/></text:span><text:span text:style-name="T291">the</text:span><text:span text:style-name="T292"><text:s/></text:span><text:span text:style-name="T293">user</text:span><text:span text:style-name="T294"/></text:p>
          </table:table-cell>
          <table:covered-table-cell>
            <text:p text:style-name="P146"><text:span text:style-name="T294"><text:s/></text:span></text:p>
          </table:covered-table-cell>
        </table:table-row>
        <table:table-row table:style-name="TableRow0302">
          <table:covered-table-cell>
            <text:p text:style-name="P149"><text:span text:style-name="T294"><text:s/></text:span></text:p>
          </table:covered-table-cell>
          <table:table-cell table:style-name="TableCell030201">
            <text:p text:style-name="P150"><text:span text:style-name="T295">interactions</text:span><text:span text:style-name="T296"><text:s/></text:span><text:span text:style-name="T297">&amp;</text:span><text:span text:style-name="T298"><text:s/></text:span><text:span text:style-name="T299">experiences</text:span><text:span text:style-name="T300"/></text:p>
          </table:table-cell>
          <table:covered-table-cell>
            <text:p text:style-name="P151"><text:span text:style-name="T300"><text:s/></text:span></text:p>
          </table:covered-table-cell>
        </table:table-row>
        <table:table-row table:style-name="TableRow0303">
          <table:covered-table-cell>
            <text:p text:style-name="P153"><text:span text:style-name="T300"><text:s/></text:span></text:p>
          </table:covered-table-cell>
          <table:table-cell table:style-name="TableCell030301">
            <text:p text:style-name="P154"><text:span text:style-name="T301">with</text:span><text:span text:style-name="T302"><text:s/></text:span><text:span text:style-name="T303">the</text:span><text:span text:style-name="T304"><text:s/></text:span><text:span text:style-name="T305">application</text:span><text:span text:style-name="T306"><text:s/></text:span><text:span text:style-name="T307">(entry</text:span><text:span text:style-name="T308"><text:s/></text:span><text:span text:style-name="T309">to</text:span><text:span text:style-name="T310"/></text:p>
          </table:table-cell>
          <table:covered-table-cell>
            <text:p text:style-name="P155"><text:span text:style-name="T310"><text:s/></text:span></text:p>
          </table:covered-table-cell>
        </table:table-row>
        <table:table-row table:style-name="TableRow0304">
          <table:covered-table-cell>
            <text:p text:style-name="P158"><text:span text:style-name="T310"><text:s/></text:span></text:p>
          </table:covered-table-cell>
          <table:table-cell table:style-name="TableCell030401">
            <text:p text:style-name="P159"><text:span text:style-name="T311">exit).</text:span><text:span text:style-name="T312"/></text:p>
          </table:table-cell>
          <table:covered-table-cell>
            <text:p text:style-name="P160"><text:span text:style-name="T312"><text:s/></text:span></text:p>
          </table:covered-table-cell>
        </table:table-row>
        <table:table-row table:style-name="TableRow0305">
          <table:table-cell table:style-name="TableCell030500" table:number-rows-spanned="2">
            <text:p text:style-name="P163"><text:span text:style-name="T313"/></text:p>
            <text:p text:style-name="P164"><text:span text:style-name="T314">Functional</text:span><text:span text:style-name="T315"><text:s/></text:span><text:span text:style-name="T316">Requirement</text:span><text:span text:style-name="T317"/></text:p>
          </table:table-cell>
          <table:table-cell table:style-name="TableCell030501">
            <text:p text:style-name="P165"><text:span text:style-name="T318">Prepare</text:span><text:span text:style-name="T319"><text:s/></text:span><text:span text:style-name="T320">the</text:span><text:span text:style-name="T321"><text:s/></text:span><text:span text:style-name="T322">functional</text:span><text:span text:style-name="T323"/></text:p>
          </table:table-cell>
          <table:table-cell table:style-name="TableCell030502" table:number-rows-spanned="2">
            <text:p text:style-name="P165"><text:span text:style-name="T324">16</text:span><text:span text:style-name="T325"><text:s/></text:span><text:span text:style-name="T326">OCTOBER 2022</text:span><text:span text:style-name="T327"/></text:p>
          </table:table-cell>
        </table:table-row>
        <table:table-row table:style-name="TableRow0306">
          <table:covered-table-cell>
            <text:p text:style-name="P168"><text:span text:style-name="T327"><text:s/></text:span></text:p>
          </table:covered-table-cell>
          <table:table-cell table:style-name="TableCell030601">
            <text:p text:style-name="P169"><text:span text:style-name="T328">requirement</text:span><text:span text:style-name="T329"><text:s/></text:span><text:span text:style-name="T330">document.</text:span><text:span text:style-name="T331"/></text:p>
          </table:table-cell>
          <table:covered-table-cell>
            <text:p text:style-name="P170"><text:span text:style-name="T331"><text:s/></text:span></text:p>
          </table:covered-table-cell>
        </table:table-row>
        <table:table-row table:style-name="TableRow0307">
          <table:table-cell table:style-name="TableCell030700" table:number-rows-spanned="3">
            <text:p text:style-name="P173"><text:span text:style-name="T332">Data</text:span><text:span text:style-name="T333"><text:s/></text:span><text:span text:style-name="T334">Flow</text:span><text:span text:style-name="T335"><text:s/></text:span><text:span text:style-name="T336">Diagrams</text:span><text:span text:style-name="T337"/></text:p>
          </table:table-cell>
          <table:table-cell table:style-name="TableCell030701">
            <text:p text:style-name="P174"><text:span text:style-name="T338">Draw</text:span><text:span text:style-name="T339"><text:s/></text:span><text:span text:style-name="T340">the</text:span><text:span text:style-name="T341"><text:s/></text:span><text:span text:style-name="T342">data</text:span><text:span text:style-name="T343"><text:s/></text:span><text:span text:style-name="T344">flow</text:span><text:span text:style-name="T345"/></text:p>
          </table:table-cell>
          <table:table-cell table:style-name="TableCell030702" table:number-rows-spanned="3">
            <text:p text:style-name="P175"><text:span text:style-name="T346">16</text:span><text:span text:style-name="T347"><text:s/></text:span><text:span text:style-name="T348">OCTOBER 2022</text:span><text:span text:style-name="T349"/></text:p>
          </table:table-cell>
        </table:table-row>
        <table:table-row table:style-name="TableRow0308">
          <table:covered-table-cell>
            <text:p text:style-name="P178"><text:span text:style-name="T349"><text:s/></text:span></text:p>
          </table:covered-table-cell>
          <table:table-cell table:style-name="TableCell030801">
            <text:p text:style-name="P179"><text:span text:style-name="T350">diagrams</text:span><text:span text:style-name="T351"><text:s/></text:span><text:span text:style-name="T352">and</text:span><text:span text:style-name="T353"><text:s/></text:span><text:span text:style-name="T354">submit</text:span><text:span text:style-name="T355"><text:s/></text:span><text:span text:style-name="T356">for</text:span><text:span text:style-name="T357"/></text:p>
          </table:table-cell>
          <table:covered-table-cell>
            <text:p text:style-name="P180"><text:span text:style-name="T357"><text:s/></text:span></text:p>
          </table:covered-table-cell>
        </table:table-row>
        <table:table-row table:style-name="TableRow0309">
          <table:covered-table-cell>
            <text:p text:style-name="P183"><text:span text:style-name="T357"><text:s/></text:span></text:p>
          </table:covered-table-cell>
          <table:table-cell table:style-name="TableCell030901">
            <text:p text:style-name="P184"><text:span text:style-name="T358">review.</text:span><text:span text:style-name="T359"/></text:p>
          </table:table-cell>
          <table:covered-table-cell>
            <text:p text:style-name="P185"><text:span text:style-name="T359"><text:s/></text:span></text:p>
          </table:covered-table-cell>
        </table:table-row>
        <table:table-row table:style-name="TableRow0310">
          <table:table-cell table:style-name="TableCell031000" table:number-rows-spanned="3">
            <text:p text:style-name="P188"><text:span text:style-name="T360"/></text:p>
            <text:p text:style-name="P189"><text:span text:style-name="T361">Technology</text:span><text:span text:style-name="T362"><text:s/></text:span><text:span text:style-name="T363">Architecture</text:span><text:span text:style-name="T364"/></text:p>
          </table:table-cell>
          <table:table-cell table:style-name="TableCell031001">
            <text:p text:style-name="P190"><text:span text:style-name="T365">Prepare</text:span><text:span text:style-name="T366"><text:s/></text:span><text:span text:style-name="T367">the</text:span><text:span text:style-name="T368"/></text:p>
          </table:table-cell>
          <table:table-cell table:style-name="TableCell031002" table:number-rows-spanned="3">
            <text:p text:style-name="P191"><text:span text:style-name="T369">19</text:span><text:span text:style-name="T370"><text:s/></text:span><text:span text:style-name="T371">OCTOBER 2022</text:span><text:span text:style-name="T372"/></text:p>
          </table:table-cell>
        </table:table-row>
        <table:table-row table:style-name="TableRow0311">
          <table:covered-table-cell>
            <text:p text:style-name="P194"><text:span text:style-name="T372"><text:s/></text:span></text:p>
          </table:covered-table-cell>
          <table:table-cell table:style-name="TableCell031101">
            <text:p text:style-name="P195"><text:span text:style-name="T373">technology</text:span><text:span text:style-name="T374"/></text:p>
          </table:table-cell>
          <table:covered-table-cell>
            <text:p text:style-name="P196"><text:span text:style-name="T374"><text:s/></text:span></text:p>
          </table:covered-table-cell>
        </table:table-row>
        <table:table-row table:style-name="TableRow0312">
          <table:covered-table-cell>
            <text:p text:style-name="P199"><text:span text:style-name="T374"><text:s/></text:span></text:p>
          </table:covered-table-cell>
          <table:table-cell table:style-name="TableCell031201">
            <text:p text:style-name="P200"><text:span text:style-name="T375">architecture</text:span><text:span text:style-name="T376"><text:s/></text:span><text:span text:style-name="T377">diagram.</text:span><text:span text:style-name="T378"/></text:p>
          </table:table-cell>
          <table:covered-table-cell>
            <text:p text:style-name="P201"><text:span text:style-name="T378"><text:s/></text:span></text:p>
          </table:covered-table-cell>
        </table:table-row>
        <table:table-row table:style-name="TableRow0313">
          <table:table-cell table:style-name="TableCell031300">
            <text:p text:style-name="P204"><text:span text:style-name="T378"/></text:p>
          </table:table-cell>
          <table:table-cell table:style-name="TableCell031301">
            <text:p text:style-name="P205"><text:span text:style-name="T379">Prepare</text:span><text:span text:style-name="T380"><text:s/></text:span><text:span text:style-name="T381">the</text:span><text:span text:style-name="T382"><text:s/></text:span><text:span text:style-name="T383">milestones</text:span><text:span text:style-name="T384"><text:s/></text:span><text:span text:style-name="T385">&amp;</text:span><text:span text:style-name="T386"/></text:p>
          </table:table-cell>
          <table:table-cell table:style-name="TableCell031302" table:number-rows-spanned="3">
            <text:p text:style-name="P205"><text:span text:style-name="T387">30</text:span><text:span text:style-name="T388"><text:s/></text:span><text:span text:style-name="T389">OCTOBER 2022</text:span><text:span text:style-name="T390"/></text:p>
          </table:table-cell>
        </table:table-row>
        <table:table-row table:style-name="TableRow0314">
          <table:table-cell table:style-name="TableCell031400">
            <text:p text:style-name="P208"><text:span text:style-name="T391">Prepare</text:span><text:span text:style-name="T392"><text:s/></text:span><text:span text:style-name="T393">Milestone</text:span><text:span text:style-name="T394"><text:s/></text:span><text:span text:style-name="T395">&amp;</text:span><text:span text:style-name="T396"><text:s/></text:span><text:span text:style-name="T397">Activity</text:span><text:span text:style-name="T398"/></text:p>
          </table:table-cell>
          <table:table-cell table:style-name="TableCell031401">
            <text:p text:style-name="P209"><text:span text:style-name="T399">activity</text:span><text:span text:style-name="T400"><text:s/></text:span><text:span text:style-name="T401">list</text:span><text:span text:style-name="T402"><text:s/></text:span><text:span text:style-name="T403">of</text:span><text:span text:style-name="T404"><text:s/></text:span><text:span text:style-name="T405">the</text:span><text:span text:style-name="T406"><text:s/></text:span><text:span text:style-name="T407">project.</text:span><text:span text:style-name="T408"/></text:p>
          </table:table-cell>
          <table:covered-table-cell>
            <text:p text:style-name="P210"><text:span text:style-name="T408"><text:s/></text:span></text:p>
          </table:covered-table-cell>
        </table:table-row>
        <table:table-row table:style-name="TableRow0315">
          <table:table-cell table:style-name="TableCell031500">
            <text:p text:style-name="P213"><text:span text:style-name="T409">List</text:span><text:span text:style-name="T410"/></text:p>
          </table:table-cell>
          <table:table-cell table:style-name="TableCell031501">
            <text:p text:style-name="P214"><text:span text:style-name="T410"/></text:p>
          </table:table-cell>
          <table:covered-table-cell>
            <text:p text:style-name="P215"><text:span text:style-name="T410"><text:s/></text:span></text:p>
          </table:covered-table-cell>
        </table:table-row>
      </table:table>
      <text:p text:style-name="P217"><text:span text:style-name="T4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